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3.85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3.859cm"/>
    </style:style>
    <style:style style:name="P1" style:family="paragraph"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A</text:p>
          </draw:text-box>
        </draw:frame>
        <draw:frame presentation:style-name="pr2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fintion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A set of principles and methodologies for designing and developing software in the form of interoperable services </text:span></text:p>
                <text:list>
                  <text:list-item>
                    <text:p><text:span text:style-name="T1">Serveries well defined business functionalities built as components</text:span></text:p>
                  </text:list-item>
                </text:list>
              </text:list-item>
              <text:list-item>
                <text:p><text:span text:style-name="T1">Provides consumers with the knowledge that the service exist</text:span></text:p>
              </text:list-item>
              <text:list-item>
                <text:p><text:span text:style-name="T1">Defines how to integrate widely disparate applications for a web-based environment</text:span></text:p>
              </text:list-item>
              <text:list-item>
                <text:p><text:span text:style-name="T1">Requires loos coupling of services with the operating system</text:span></text:p>
              </text:list-item>
              <text:list-item>
                <text:p><text:span text:style-name="T1">A paradigm for organizing and utilizing distributed capacilities thatma be under the control of different ownership domains. <text:s/>It provides a uniform means to offer discover interact with and <text:s/>use capabilities to produce desired effect consistent with measurable preconditions and exceptions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verview 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Comprised of unassociated loosely coupled unit of functionality that have no call to each other</text:span></text:p>
              </text:list-item>
              <text:list-item>
                <text:p><text:span text:style-name="T1">Each service implements one action and they don't embed calls to each other, but use defined protocols to communicate</text:span></text:p>
                <text:list>
                  <text:list-item>
                    <text:p><text:span text:style-name="T1">Interface points → Connect two services together</text:span></text:p>
                  </text:list-item>
                </text:list>
              </text:list-item>
              <text:list-item>
                <text:p><text:span text:style-name="T1">Need a lot of metadata including a description of the component and a WSDL and SOAP defines the communication protocol</text:span></text:p>
              </text:list-item>
              <text:list-item>
                <text:p><text:span text:style-name="T1">No interactions must exist between the chunks specified or within the chunks themselve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quirement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Interoperability among different systems and programming languages</text:p>
              </text:list-item>
              <text:list-item>
                <text:p>Desire to create a federation of resourc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incipals</text:p>
          </draw:text-box>
        </draw:frame>
        <draw:frame presentation:style-name="pr4" draw:text-style-name="P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Service Service Contract</text:span></text:p>
              </text:list-item>
              <text:list-item>
                <text:p><text:span text:style-name="T1">Service Loose Coupling</text:span></text:p>
              </text:list-item>
              <text:list-item>
                <text:p><text:span text:style-name="T1">Service abstraction → hide implementation from outside world</text:span></text:p>
              </text:list-item>
              <text:list-item>
                <text:p><text:span text:style-name="T1">Service Reusablity</text:span></text:p>
              </text:list-item>
              <text:list-item>
                <text:p><text:span text:style-name="T1">Service autonomy → services have control over the logic they enscapulate</text:span></text:p>
              </text:list-item>
              <text:list-item>
                <text:p><text:span text:style-name="T1">Service Statelessness → minimize resource consumption by deferring the management of state information when necessary</text:span></text:p>
              </text:list-item>
              <text:list-item>
                <text:p><text:span text:style-name="T1">Service Discoverabiity → Use meta data so services can be discovered and interpreted</text:span></text:p>
              </text:list-item>
              <text:list-item>
                <text:p><text:span text:style-name="T1">Service Composibilty → Services canbe combined </text:span></text:p>
              </text:list-item>
              <text:list-item>
                <text:p><text:span text:style-name="T1">Service Location Transparency → Can use a service anywhere on the network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eb Services Approach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Service provider create a web service and possibly published its interface and access information to the service registery</text:p>
              </text:list-item>
              <text:list-item>
                <text:p>Service Consumer → looks for web services, bind them and then uses the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lements of SOA</text:p>
          </draw:text-box>
        </draw:frame>
        <draw:frame presentation:style-name="pr4" draw:text-style-name="P1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SOA has <text:s/>application front end, service, service repository and service bus</text:span></text:p>
              </text:list-item>
              <text:list-item>
                <text:p><text:span text:style-name="T1">Each Serverie has a contract, implementation, interface</text:span></text:p>
                <text:list>
                  <text:list-item>
                    <text:p><text:span text:style-name="T1">Contract → WSDL</text:span></text:p>
                  </text:list-item>
                </text:list>
              </text:list-item>
              <text:list-item>
                <text:p><text:span text:style-name="T1">Each Implementation has business logic and data</text:span></text:p>
              </text:list-item>
              <text:list-item>
                <text:p><text:span text:style-name="T1">Languages such as BPEL , WS-CDL and WS-Cordination can extend the service concept by providing a method of defining and supporting orchestration of fine grained services into coarse grain service that incorporate into workflows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Charles Stockman</meta:initial-creator>
    <meta:creation-date>2011-12-13T19:37:19</meta:creation-date>
    <dc:date>2011-12-15T10:33:24</dc:date>
    <dc:creator>Charles Stockman</dc:creator>
    <meta:editing-duration>PT23H28M38S</meta:editing-duration>
    <meta:editing-cycles>2</meta:editing-cycles>
    <meta:generator>OpenOffice.org/3.3$Unix OpenOffice.org_project/330m19$Build-9561</meta:generator>
    <meta:document-statistic meta:object-count="49"/>
  </office:meta>
</office:document-meta>
</file>